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6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="none" draw:textarea-vertical-align="middle" draw:auto-grow-height="false" fo:min-height="6.042cm" fo:min-width="0.22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 xml:id="id3" draw:id="id3">
              <draw:custom-shape draw:style-name="gr1" draw:text-style-name="P1" draw:layer="layout" svg:width="1.533cm" svg:height="1.535cm" draw:transform="rotate (-3.14159265358979) translate (10.061cm 9.2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cm" svg:y1="9.3cm" svg:x2="8.433cm" svg:y2="9.3cm">
                <text:p/>
              </draw:line>
            </draw:g>
            <draw:frame draw:style-name="gr3" draw:text-style-name="P3" draw:layer="layout" svg:width="1.4cm" svg:height="2.639cm" svg:x="1.5cm" svg:y="11.7cm">
              <draw:text-box>
                <text:p><text:span text:style-name="T1">v</text:span><text:span text:style-name="T2">I</text:span></text:p>
              </draw:text-box>
            </draw:frame>
            <draw:frame draw:style-name="gr4" draw:text-style-name="P3" draw:layer="layout" svg:width="0.875cm" svg:height="0.962cm" svg:x="9.9cm" svg:y="6.538cm">
              <draw:text-box>
                <text:p><text:span text:style-name="T1">+</text:span></text:p>
              </draw:text-box>
            </draw:frame>
            <draw:frame draw:style-name="gr5" draw:text-style-name="P3" draw:layer="layout" svg:width="1.4cm" svg:height="3.501cm" svg:x="8.7cm" svg:y="5.9cm">
              <draw:text-box>
                <text:p><text:span text:style-name="T1">v</text:span><text:span text:style-name="T2">O</text:span></text:p>
              </draw:text-box>
            </draw:frame>
            <draw:g xml:id="id2" draw:id="id2">
              <draw:custom-shape draw:style-name="gr6" draw:text-style-name="P1" draw:layer="layout" svg:width="0.805cm" svg:height="1.833cm" draw:transform="rotate (1.5707963267949) translate (4.441cm 7.505cm)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4.447cm" svg:y1="7.097cm" svg:x2="3.6cm" svg:y2="7.081cm">
                <text:p/>
              </draw:line>
              <draw:line draw:style-name="gr2" draw:text-style-name="P2" draw:layer="layout" svg:x1="7.149cm" svg:y1="7.097cm" svg:x2="6.302cm" svg:y2="7.081cm">
                <text:p/>
              </draw:line>
            </draw:g>
            <draw:custom-shape draw:style-name="gr7" draw:text-style-name="P4" xml:id="id1" draw:id="id1" draw:layer="layout" svg:width="1.844cm" svg:height="1.843cm" svg:x="2.056cm" svg:y="10.257cm">
              <text:p text:style-name="P1"><text:span text:style-name="T1">+</text:span></text:p>
              <text:p text:style-name="P1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" draw:text-style-name="P1" draw:layer="layout" svg:width="1.533cm" svg:height="1.535cm" draw:transform="rotate (-3.14159265358979) translate (10.062cm 10.97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1cm" svg:x2="8.434cm" svg:y2="11cm">
                <text:p/>
              </draw:line>
            </draw:g>
            <draw:g xml:id="id4" draw:id="id4">
              <draw:custom-shape draw:style-name="gr1" draw:text-style-name="P1" draw:layer="layout" svg:width="1.533cm" svg:height="1.535cm" draw:transform="rotate (-3.14159265358979) translate (10.062cm 14.295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line draw:style-name="gr2" draw:text-style-name="P2" draw:layer="layout" svg:x1="10.101cm" svg:y1="14.325cm" svg:x2="8.434cm" svg:y2="14.325cm">
                <text:p/>
              </draw:line>
            </draw:g>
            <draw:connector draw:style-name="gr8" draw:text-style-name="P1" draw:layer="layout" svg:x1="2.978cm" svg:y1="10.257cm" svg:x2="3.6cm" svg:y2="7.102cm" draw:start-shape="id1" draw:start-glue-point="4" draw:end-shape="id2" draw:end-glue-point="3" svg:d="M2978 10257v-3155h622" svg:viewBox="0 0 623 3156">
              <text:p/>
            </draw:connector>
            <draw:connector draw:style-name="gr8" draw:text-style-name="P1" draw:layer="layout" svg:x1="7.149cm" svg:y1="7.102cm" svg:x2="9.266cm" svg:y2="7.735cm" draw:start-shape="id2" draw:start-glue-point="1" draw:end-shape="id3" draw:end-glue-point="0" svg:d="M7149 7102h2117v633" svg:viewBox="0 0 2118 634">
              <text:p/>
            </draw:connector>
            <draw:connector draw:style-name="gr8" draw:text-style-name="P1" draw:layer="layout" svg:x1="9.267cm" svg:y1="14.325cm" svg:x2="2.978cm" svg:y2="12.1cm" draw:start-shape="id4" draw:start-glue-point="2" draw:end-shape="id1" draw:end-glue-point="8" svg:d="M9267 14325v550h-6289v-2775" svg:viewBox="0 0 6290 2776">
              <text:p/>
            </draw:connector>
            <draw:frame draw:style-name="gr9" draw:text-style-name="P5" draw:layer="layout" svg:width="1.2cm" svg:height="0.962cm" svg:x="8.7cm" svg:y="11.338cm">
              <draw:text-box>
                <text:p>…</text:p>
              </draw:text-box>
            </draw:frame>
            <draw:frame draw:style-name="gr4" draw:text-style-name="P3" draw:layer="layout" svg:width="0.875cm" svg:height="0.962cm" svg:x="10.001cm" svg:y="14.338cm">
              <draw:text-box>
                <text:p><text:span text:style-name="T1">-</text:span></text:p>
              </draw:text-box>
            </draw:frame>
            <draw:custom-shape draw:style-name="gr10" draw:text-style-name="P2" draw:layer="layout" svg:width="2cm" svg:height="6.638cm" svg:x="10.4cm" svg:y="7.7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9" draw:text-style-name="P5" draw:layer="layout" svg:width="1.8cm" svg:height="0.962cm" svg:x="12.5cm" svg:y="10.5cm">
              <draw:text-box>
                <text:p>N</text:p>
              </draw:text-box>
            </draw:frame>
            <draw:frame draw:style-name="gr9" draw:text-style-name="P5" draw:layer="layout" svg:width="2.2cm" svg:height="0.962cm" svg:x="4.9cm" svg:y="5.7cm">
              <draw:text-box>
                <text:p>R</text:p>
              </draw:text-box>
            </draw:frame>
          </draw:g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8:19:37.829218310</dc:date>
    <meta:editing-duration>PT21M45S</meta:editing-duration>
    <meta:editing-cycles>7</meta:editing-cycles>
    <meta:generator>LibreOffice/6.0.7.3$Linux_X86_64 LibreOffice_project/00m0$Build-3</meta:generator>
    <meta:document-statistic meta:object-count="50"/>
  </office:meta>
</office:document-meta>
</file>